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32.7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-Procedural-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RowNum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Game Id</text:p>
          </table:table-cell>
          <table:table-cell office:value-type="string" calcext:value-type="string">
            <text:p>Balance Value</text:p>
          </table:table-cell>
          <table:table-cell office:value-type="string" calcext:value-type="string">
            <text:p>Team Balance Value</text:p>
          </table:table-cell>
          <table:table-cell office:value-type="string" calcext:value-type="string">
            <text:p>Red Team K/D Ratio</text:p>
          </table:table-cell>
          <table:table-cell office:value-type="string" calcext:value-type="string">
            <text:p>Blue Team K/D Ratio</text:p>
          </table:table-cell>
          <table:table-cell office:value-type="string" calcext:value-type="string">
            <text:p>The red team</text:p>
          </table:table-cell>
          <table:table-cell office:value-type="string" calcext:value-type="string">
            <text:p>Neither team</text:p>
          </table:table-cell>
          <table:table-cell office:value-type="string" calcext:value-type="string">
            <text:p>The blue team</text:p>
          </table:table-cell>
          <table:table-cell office:value-type="string" calcext:value-type="string">
            <text:p>The red team</text:p>
          </table:table-cell>
          <table:table-cell office:value-type="string" calcext:value-type="string">
            <text:p>Neither team</text:p>
          </table:table-cell>
          <table:table-cell office:value-type="string" calcext:value-type="string">
            <text:p>The blue tea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s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83333" calcext:value-type="float">
            <text:p>0.1083333</text:p>
          </table:table-cell>
          <table:table-cell office:value-type="float" office:value="0.5079365" calcext:value-type="float">
            <text:p>0.5079365</text:p>
          </table:table-cell>
          <table:table-cell office:value-type="float" office:value="0.3404255" calcext:value-type="float">
            <text:p>0.3404255</text:p>
          </table:table-cell>
          <table:table-cell office:value-type="float" office:value="2.9375" calcext:value-type="float">
            <text:p>2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630952" calcext:value-type="float">
            <text:p>0.1630952</text:p>
          </table:table-cell>
          <table:table-cell office:value-type="float" office:value="0.4864865" calcext:value-type="float">
            <text:p>0.4864865</text:p>
          </table:table-cell>
          <table:table-cell office:value-type="float" office:value="0.3214286" calcext:value-type="float">
            <text:p>0.3214286</text:p>
          </table:table-cell>
          <table:table-cell office:value-type="float" office:value="3.111111" calcext:value-type="float">
            <text:p>3.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9361111" calcext:value-type="float">
            <text:p>0.9361111</text:p>
          </table:table-cell>
          <table:table-cell office:value-type="float" office:value="0.8450704" calcext:value-type="float">
            <text:p>0.8450704</text:p>
          </table:table-cell>
          <table:table-cell office:value-type="float" office:value="0.7317073" calcext:value-type="float">
            <text:p>0.7317073</text:p>
          </table:table-cell>
          <table:table-cell office:value-type="float" office:value="1.366667" calcext:value-type="float">
            <text:p>1.3666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4285714" calcext:value-type="float">
            <text:p>0.04285714</text:p>
          </table:table-cell>
          <table:table-cell office:value-type="float" office:value="0.4444444" calcext:value-type="float">
            <text:p>0.4444444</text:p>
          </table:table-cell>
          <table:table-cell office:value-type="float" office:value="0.2857143" calcext:value-type="float">
            <text:p>0.285714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277778" calcext:value-type="float">
            <text:p>0.6277778</text:p>
          </table:table-cell>
          <table:table-cell office:value-type="float" office:value="0.7333333" calcext:value-type="float">
            <text:p>0.7333333</text:p>
          </table:table-cell>
          <table:table-cell office:value-type="float" office:value="1.727273" calcext:value-type="float">
            <text:p>1.727273</text:p>
          </table:table-cell>
          <table:table-cell office:value-type="float" office:value="0.5789474" calcext:value-type="float">
            <text:p>0.57894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7722222" calcext:value-type="float">
            <text:p>0.7722222</text:p>
          </table:table-cell>
          <table:table-cell office:value-type="float" office:value="0.75" calcext:value-type="float">
            <text:p>0.75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4869048" calcext:value-type="float">
            <text:p>0.4869048</text:p>
          </table:table-cell>
          <table:table-cell office:value-type="float" office:value="0.9354839" calcext:value-type="float">
            <text:p>0.9354839</text:p>
          </table:table-cell>
          <table:table-cell office:value-type="float" office:value="0.8787879" calcext:value-type="float">
            <text:p>0.8787879</text:p>
          </table:table-cell>
          <table:table-cell office:value-type="float" office:value="1.137931" calcext:value-type="float">
            <text:p>1.1379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9972222" calcext:value-type="float">
            <text:p>0.9972222</text:p>
          </table:table-cell>
          <table:table-cell office:value-type="float" office:value="0.8455285" calcext:value-type="float">
            <text:p>0.8455285</text:p>
          </table:table-cell>
          <table:table-cell office:value-type="float" office:value="1.365385" calcext:value-type="float">
            <text:p>1.365385</text:p>
          </table:table-cell>
          <table:table-cell office:value-type="float" office:value="0.7323943" calcext:value-type="float">
            <text:p>0.73239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7793651" calcext:value-type="float">
            <text:p>0.7793651</text:p>
          </table:table-cell>
          <table:table-cell office:value-type="float" office:value="0.9690722" calcext:value-type="float">
            <text:p>0.9690722</text:p>
          </table:table-cell>
          <table:table-cell office:value-type="float" office:value="0.94" calcext:value-type="float">
            <text:p>0.94</text:p>
          </table:table-cell>
          <table:table-cell office:value-type="float" office:value="1.06383" calcext:value-type="float">
            <text:p>1.063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7642857" calcext:value-type="float">
            <text:p>0.7642857</text:p>
          </table:table-cell>
          <table:table-cell office:value-type="float" office:value="0.969697" calcext:value-type="float">
            <text:p>0.969697</text:p>
          </table:table-cell>
          <table:table-cell office:value-type="float" office:value="0.9411765" calcext:value-type="float">
            <text:p>0.9411765</text:p>
          </table:table-cell>
          <table:table-cell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777778" calcext:value-type="float">
            <text:p>0.9777778</text:p>
          </table:table-cell>
          <table:table-cell office:value-type="float" office:value="0.8780488" calcext:value-type="float">
            <text:p>0.8780488</text:p>
          </table:table-cell>
          <table:table-cell office:value-type="float" office:value="0.7826087" calcext:value-type="float">
            <text:p>0.7826087</text:p>
          </table:table-cell>
          <table:table-cell office:value-type="float" office:value="1.277778" calcext:value-type="float">
            <text:p>1.2777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6309524" calcext:value-type="float">
            <text:p>0.63095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D2:.D13])" office:value-type="float" office:value="0.607242061666667" calcext:value-type="float">
            <text:p>0.607242061666667</text:p>
          </table:table-cell>
          <table:table-cell table:formula="of:=AVERAGE([.E2:.E13])" office:value-type="float" office:value="0.780425125" calcext:value-type="float">
            <text:p>0.780425125</text:p>
          </table:table-cell>
          <table:table-cell table:formula="of:=AVERAGE([.F2:.F13])" office:value-type="float" office:value="0.915097816666667" calcext:value-type="float">
            <text:p>0.915097816666667</text:p>
          </table:table-cell>
          <table:table-cell table:formula="of:=AVERAGE([.G2:.G13])" office:value-type="float" office:value="1.53072155833333" calcext:value-type="float">
            <text:p>1.53072155833333</text:p>
          </table:table-cell>
          <table:table-cell table:formula="of:=AVERAGE([.H2:.H13])" office:value-type="float" office:value="1.33333333333333" calcext:value-type="float">
            <text:p>1.33333333333333</text:p>
          </table:table-cell>
          <table:table-cell table:formula="of:=AVERAGE([.I2:.I13])" office:value-type="float" office:value="2.08333333333333" calcext:value-type="float">
            <text:p>2.08333333333333</text:p>
          </table:table-cell>
          <table:table-cell table:formula="of:=AVERAGE([.J2:.J13])" office:value-type="float" office:value="2.5" calcext:value-type="float">
            <text:p>2.5</text:p>
          </table:table-cell>
          <table:table-cell table:formula="of:=AVERAGE([.K2:.K13])" office:value-type="float" office:value="1.58333333333333" calcext:value-type="float">
            <text:p>1.58333333333333</text:p>
          </table:table-cell>
          <table:table-cell table:formula="of:=AVERAGE([.L2:.L13])" office:value-type="float" office:value="2.16666666666667" calcext:value-type="float">
            <text:p>2.16666666666667</text:p>
          </table:table-cell>
          <table:table-cell table:formula="of:=AVERAGE([.M2:.M13])" office:value-type="float" office:value="2.16666666666667" calcext:value-type="float">
            <text:p>2.16666666666667</text:p>
          </table:table-cell>
          <table:table-cell table:formula="of:=AVERAGE([.N2:.N13])" office:value-type="float" office:value="3.16666666666667" calcext:value-type="float">
            <text:p>3.16666666666667</text:p>
          </table:table-cell>
          <table:table-cell table:formula="of:=AVERAGE([.O2:.O13])" office:value-type="float" office:value="1.25" calcext:value-type="float">
            <text:p>1.25</text:p>
          </table:table-cell>
          <table:table-cell table:formula="of:=AVERAGE([.P2:.P13])"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ian</text:p>
          </table:table-cell>
          <table:table-cell table:formula="of:=MEDIAN([.D2:.D13])" office:value-type="float" office:value="0.69761905" calcext:value-type="float">
            <text:p>0.69761905</text:p>
          </table:table-cell>
          <table:table-cell table:formula="of:=MEDIAN([.E2:.E13])" office:value-type="float" office:value="0.84529945" calcext:value-type="float">
            <text:p>0.84529945</text:p>
          </table:table-cell>
          <table:table-cell table:formula="of:=MEDIAN([.F2:.F13])" office:value-type="float" office:value="0.90939395" calcext:value-type="float">
            <text:p>0.90939395</text:p>
          </table:table-cell>
          <table:table-cell table:formula="of:=MEDIAN([.G2:.G13])" office:value-type="float" office:value="1.1008805" calcext:value-type="float">
            <text:p>1.1008805</text:p>
          </table:table-cell>
          <table:table-cell table:formula="of:=MEDIAN([.H2:.H13])" office:value-type="float" office:value="0.5" calcext:value-type="float">
            <text:p>0.5</text:p>
          </table:table-cell>
          <table:table-cell table:formula="of:=MEDIAN([.I2:.I13])" office:value-type="float" office:value="2.5" calcext:value-type="float">
            <text:p>2.5</text:p>
          </table:table-cell>
          <table:table-cell table:formula="of:=MEDIAN([.J2:.J13])" office:value-type="float" office:value="2" calcext:value-type="float">
            <text:p>2</text:p>
          </table:table-cell>
          <table:table-cell table:formula="of:=MEDIAN([.K2:.K13])" office:value-type="float" office:value="1" calcext:value-type="float">
            <text:p>1</text:p>
          </table:table-cell>
          <table:table-cell table:formula="of:=MEDIAN([.L2:.L13])" office:value-type="float" office:value="2" calcext:value-type="float">
            <text:p>2</text:p>
          </table:table-cell>
          <table:table-cell table:formula="of:=MEDIAN([.M2:.M13])" office:value-type="float" office:value="1.5" calcext:value-type="float">
            <text:p>1.5</text:p>
          </table:table-cell>
          <table:table-cell table:formula="of:=MEDIAN([.N2:.N13])" office:value-type="float" office:value="3" calcext:value-type="float">
            <text:p>3</text:p>
          </table:table-cell>
          <table:table-cell table:formula="of:=MEDIAN([.O2:.O13])" office:value-type="float" office:value="1" calcext:value-type="float">
            <text:p>1</text:p>
          </table:table-cell>
          <table:table-cell table:formula="of:=MEDIAN([.P2:.P13])"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2:.D13])" office:value-type="float" office:value="0.9972222" calcext:value-type="float">
            <text:p>0.9972222</text:p>
          </table:table-cell>
          <table:table-cell table:formula="of:=MAX([.E2:.E13])" office:value-type="float" office:value="1" calcext:value-type="float">
            <text:p>1</text:p>
          </table:table-cell>
          <table:table-cell table:formula="of:=MAX([.F2:.F13])" office:value-type="float" office:value="1.727273" calcext:value-type="float">
            <text:p>1.727273</text:p>
          </table:table-cell>
          <table:table-cell table:formula="of:=MAX([.G2:.G13])" office:value-type="float" office:value="3.5" calcext:value-type="float">
            <text:p>3.5</text:p>
          </table:table-cell>
          <table:table-cell table:formula="of:=MAX([.H2:.H13])" office:value-type="float" office:value="6" calcext:value-type="float">
            <text:p>6</text:p>
          </table:table-cell>
          <table:table-cell table:formula="of:=MAX([.I2:.I13])" office:value-type="float" office:value="5" calcext:value-type="float">
            <text:p>5</text:p>
          </table:table-cell>
          <table:table-cell table:formula="of:=MAX([.J2:.J13])" office:value-type="float" office:value="6" calcext:value-type="float">
            <text:p>6</text:p>
          </table:table-cell>
          <table:table-cell table:formula="of:=MAX([.K2:.K13])" office:value-type="float" office:value="5" calcext:value-type="float">
            <text:p>5</text:p>
          </table:table-cell>
          <table:table-cell table:formula="of:=MAX([.L2:.L13])" office:value-type="float" office:value="6" calcext:value-type="float">
            <text:p>6</text:p>
          </table:table-cell>
          <table:table-cell table:formula="of:=MAX([.M2:.M13])" office:value-type="float" office:value="5" calcext:value-type="float">
            <text:p>5</text:p>
          </table:table-cell>
          <table:table-cell table:formula="of:=MAX([.N2:.N13])" office:value-type="float" office:value="6" calcext:value-type="float">
            <text:p>6</text:p>
          </table:table-cell>
          <table:table-cell table:formula="of:=MAX([.O2:.O13])" office:value-type="float" office:value="3" calcext:value-type="float">
            <text:p>3</text:p>
          </table:table-cell>
          <table:table-cell table:formula="of:=MAX([.P2:.P13]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2:.D13])" office:value-type="float" office:value="0.04285714" calcext:value-type="float">
            <text:p>0.04285714</text:p>
          </table:table-cell>
          <table:table-cell table:formula="of:=MIN([.E2:.E13])" office:value-type="float" office:value="0.4444444" calcext:value-type="float">
            <text:p>0.4444444</text:p>
          </table:table-cell>
          <table:table-cell table:formula="of:=MIN([.F2:.F13])" office:value-type="float" office:value="0.2857143" calcext:value-type="float">
            <text:p>0.2857143</text:p>
          </table:table-cell>
          <table:table-cell table:formula="of:=MIN([.G2:.G13])" office:value-type="float" office:value="0.5789474" calcext:value-type="float">
            <text:p>0.5789474</text:p>
          </table:table-cell>
          <table:table-cell table:formula="of:=MIN([.H2:.H13])" office:value-type="float" office:value="0" calcext:value-type="float">
            <text:p>0</text:p>
          </table:table-cell>
          <table:table-cell table:formula="of:=MIN([.I2:.I13])" office:value-type="float" office:value="0" calcext:value-type="float">
            <text:p>0</text:p>
          </table:table-cell>
          <table:table-cell table:formula="of:=MIN([.J2:.J13])" office:value-type="float" office:value="0" calcext:value-type="float">
            <text:p>0</text:p>
          </table:table-cell>
          <table:table-cell table:formula="of:=MIN([.K2:.K13])" office:value-type="float" office:value="0" calcext:value-type="float">
            <text:p>0</text:p>
          </table:table-cell>
          <table:table-cell table:formula="of:=MIN([.L2:.L13])" office:value-type="float" office:value="0" calcext:value-type="float">
            <text:p>0</text:p>
          </table:table-cell>
          <table:table-cell table:formula="of:=MIN([.M2:.M13])" office:value-type="float" office:value="0" calcext:value-type="float">
            <text:p>0</text:p>
          </table:table-cell>
          <table:table-cell table:formula="of:=MIN([.N2:.N13])" office:value-type="float" office:value="0" calcext:value-type="float">
            <text:p>0</text:p>
          </table:table-cell>
          <table:table-cell table:formula="of:=MIN([.O2:.O13])" office:value-type="float" office:value="0" calcext:value-type="float">
            <text:p>0</text:p>
          </table:table-cell>
          <table:table-cell table:formula="of:=MIN([.P2:.P1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([.D2:.D13])" office:value-type="float" office:value="0.338340234487091" calcext:value-type="float">
            <text:p>0.338340234487091</text:p>
          </table:table-cell>
          <table:table-cell table:formula="of:=STDEV([.E2:.E13])" office:value-type="float" office:value="0.199611462539892" calcext:value-type="float">
            <text:p>0.199611462539892</text:p>
          </table:table-cell>
          <table:table-cell table:formula="of:=STDEV([.F2:.F13])" office:value-type="float" office:value="0.483083917942942" calcext:value-type="float">
            <text:p>0.483083917942942</text:p>
          </table:table-cell>
          <table:table-cell table:formula="of:=STDEV([.G2:.G13])" office:value-type="float" office:value="1.03257050488033" calcext:value-type="float">
            <text:p>1.03257050488033</text:p>
          </table:table-cell>
          <table:table-cell table:formula="of:=STDEV([.H2:.H13])" office:value-type="float" office:value="1.9227505550564" calcext:value-type="float">
            <text:p>1.9227505550564</text:p>
          </table:table-cell>
          <table:table-cell table:formula="of:=STDEV([.I2:.I13])" office:value-type="float" office:value="1.83195540504146" calcext:value-type="float">
            <text:p>1.83195540504146</text:p>
          </table:table-cell>
          <table:table-cell table:formula="of:=STDEV([.J2:.J13])" office:value-type="float" office:value="2.35487888127066" calcext:value-type="float">
            <text:p>2.35487888127066</text:p>
          </table:table-cell>
          <table:table-cell table:formula="of:=STDEV([.K2:.K13])" office:value-type="float" office:value="1.50504203102489" calcext:value-type="float">
            <text:p>1.50504203102489</text:p>
          </table:table-cell>
          <table:table-cell table:formula="of:=STDEV([.L2:.L13])" office:value-type="float" office:value="1.58592292219752" calcext:value-type="float">
            <text:p>1.58592292219752</text:p>
          </table:table-cell>
          <table:table-cell table:formula="of:=STDEV([.M2:.M13])" office:value-type="float" office:value="1.94624736040381" calcext:value-type="float">
            <text:p>1.94624736040381</text:p>
          </table:table-cell>
          <table:table-cell table:formula="of:=STDEV([.N2:.N13])" office:value-type="float" office:value="1.89896303441131" calcext:value-type="float">
            <text:p>1.89896303441131</text:p>
          </table:table-cell>
          <table:table-cell table:formula="of:=STDEV([.O2:.O13])" office:value-type="float" office:value="1.05528970602217" calcext:value-type="float">
            <text:p>1.05528970602217</text:p>
          </table:table-cell>
          <table:table-cell table:formula="of:=STDEV([.P2:.P13])" office:value-type="float" office:value="1.62368828177198" calcext:value-type="float">
            <text:p>1.62368828177198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alance CC</text:p>
          </table:table-cell>
          <table:table-cell table:formula="of:=CORREL([.D2:.D13];[.E2:.E13])" office:value-type="float" office:value="0.783007131762153" calcext:value-type="float">
            <text:p>0.783007131762153</text:p>
          </table:table-cell>
          <table:table-cell table:number-columns-repeated="3"/>
          <table:table-cell table:formula="of:=([.H17] / 6) * 100" office:value-type="float" office:value="22.2222222222222" calcext:value-type="float">
            <text:p>22.2222222222222</text:p>
          </table:table-cell>
          <table:table-cell table:formula="of:=([.I17] / 6) * 100" office:value-type="float" office:value="34.7222222222222" calcext:value-type="float">
            <text:p>34.7222222222222</text:p>
          </table:table-cell>
          <table:table-cell table:formula="of:=([.J17] / 6) * 100" office:value-type="float" office:value="41.6666666666667" calcext:value-type="float">
            <text:p>41.6666666666667</text:p>
          </table:table-cell>
          <table:table-cell table:formula="of:=([.K17] / 6) * 100" office:value-type="float" office:value="26.3888888888889" calcext:value-type="float">
            <text:p>26.3888888888889</text:p>
          </table:table-cell>
          <table:table-cell table:formula="of:=([.L17] / 6) * 100" office:value-type="float" office:value="36.1111111111111" calcext:value-type="float">
            <text:p>36.1111111111111</text:p>
          </table:table-cell>
          <table:table-cell table:formula="of:=([.M17] / 6) * 100" office:value-type="float" office:value="36.1111111111111" calcext:value-type="float">
            <text:p>36.1111111111111</text:p>
          </table:table-cell>
          <table:table-cell table:formula="of:=([.N17] / 6) * 100" office:value-type="float" office:value="52.7777777777778" calcext:value-type="float">
            <text:p>52.7777777777778</text:p>
          </table:table-cell>
          <table:table-cell table:formula="of:=([.O17] / 6) * 100" office:value-type="float" office:value="20.8333333333333" calcext:value-type="float">
            <text:p>20.8333333333333</text:p>
          </table:table-cell>
          <table:table-cell table:formula="of:=([.P17] / 6) * 100" office:value-type="float" office:value="25" calcext:value-type="float">
            <text:p>2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formula="of:=[.H24]+[.I24]+[.J24]" office:value-type="float" office:value="98.6111111111111" calcext:value-type="float">
            <text:p>98.6111111111111</text:p>
          </table:table-cell>
          <table:table-cell table:number-columns-repeated="2"/>
          <table:table-cell table:formula="of:=[.K24]+[.L24]+[.M24]" office:value-type="float" office:value="98.6111111111111" calcext:value-type="float">
            <text:p>98.6111111111111</text:p>
          </table:table-cell>
          <table:table-cell table:number-columns-repeated="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formula="of:=CORREL([.H2:.H13];[.F2:.F13])" office:value-type="float" office:value="0.830821622920438" calcext:value-type="float">
            <text:p>0.830821622920438</text:p>
          </table:table-cell>
          <table:table-cell table:number-columns-repeated="2"/>
          <table:table-cell table:formula="of:=CORREL([.N2:.N13];[.D2:.D13])" office:value-type="float" office:value="0.857131913329323" calcext:value-type="float">
            <text:p>0.857131913329323</text:p>
          </table:table-cell>
          <table:table-cell/>
          <table:table-cell table:formula="of:=CORREL([.N2:.N13];[.E2:.E13])" office:value-type="float" office:value="0.834605338087782" calcext:value-type="float">
            <text:p>0.834605338087782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CORREL([.J2:.J13];[.G2:.G13])" office:value-type="float" office:value="0.921672851971097" calcext:value-type="float">
            <text:p>0.921672851971097</text:p>
          </table:table-cell>
          <table:table-cell table:number-columns-repeated="2"/>
          <table:table-cell table:formula="of:=CORREL([.P2:.P13];[.D2:.D13])" office:value-type="float" office:value="-0.799862974023313" calcext:value-type="float">
            <text:p>-0.799862974023313</text:p>
          </table:table-cell>
          <table:table-cell/>
          <table:table-cell table:formula="of:=CORREL([.P2:.P13];[.E2:.E13])" office:value-type="float" office:value="-0.761425221478722" calcext:value-type="float">
            <text:p>-0.7614252214787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18:24:00.8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18-05-04T20:05:45.444000000</dc:date>
    <meta:editing-duration>PT1H51M39S</meta:editing-duration>
    <meta:editing-cycles>4</meta:editing-cycles>
    <meta:document-statistic meta:table-count="1" meta:cell-count="297" meta:object-count="0"/>
  </office:meta>
</office:document-meta>
</file>